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62b34" officeooo:paragraph-rsid="00062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crève la dalle!</text:p>
      <text:p text:style-name="P1">Fonction : expressive, phatique, poétique.</text:p>
      <text:p text:style-name="P1"/>
      <text:p text:style-name="P1">Met ton bonnet et ton écharpe! </text:p>
      <text:p text:style-name="P1">Fonction : conative, phatique.</text:p>
      <text:p text:style-name="P1"/>
      <text:p text:style-name="P1">Sega, c’est plus fort que toi!</text:p>
      <text:p text:style-name="P1">Fonction : expressive</text:p>
      <text:p text:style-name="P1"/>
      <text:p text:style-name="P1">Maman, ça veut dire quoi immortel?</text:p>
      <text:p text:style-name="P1">Fonction poétiq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5:32:19.631305425</meta:creation-date>
    <dc:date>2023-10-11T16:11:40.701665906</dc:date>
    <meta:editing-duration>PT41S</meta:editing-duration>
    <meta:editing-cycles>1</meta:editing-cycles>
    <meta:document-statistic meta:table-count="0" meta:image-count="0" meta:object-count="0" meta:page-count="1" meta:paragraph-count="8" meta:word-count="36" meta:character-count="224" meta:non-whitespace-character-count="195"/>
    <meta:generator>LibreOffice/7.3.7.2$Linux_X86_64 LibreOffice_project/30$Build-2</meta:generator>
  </office:meta>
</office:document-meta>
</file>